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72b1" officeooo:paragraph-rsid="000a72b1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ffffff" loext:opacity="100%" style:text-line-through-style="none" style:text-line-through-type="none" style:font-name="Arial2" fo:font-size="14pt" fo:font-style="normal" style:text-underline-style="none" fo:font-weight="bold" officeooo:rsid="000a72b1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ffffff" loext:opacity="100%" style:text-line-through-style="none" style:text-line-through-type="none" style:font-name="Arial2" fo:font-size="13pt" fo:font-style="normal" style:text-underline-style="none" fo:font-weight="normal" officeooo:rsid="000a72b1" style:text-blinking="false" fo:background-color="transparent"/>
    </style:style>
    <style:style style:name="P4" style:family="paragraph" style:parent-style-name="Text_20_body">
      <style:text-properties fo:color="#ffffff" loext:opacity="100%" officeooo:rsid="000a72b1"/>
    </style:style>
    <style:style style:name="P5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ffffff" loext:opacity="100%" style:text-line-through-style="none" style:text-line-through-type="none" style:font-name="Arial2" fo:font-size="13pt" fo:font-style="normal" style:text-underline-style="none" fo:font-weight="normal" officeooo:rsid="000a72b1" style:text-blinking="false" fo:background-color="transparent"/>
    </style:style>
    <style:style style:name="T1" style:family="text">
      <style:text-properties fo:font-variant="normal" fo:text-transform="none" fo:color="#ffffff" loext:opacity="100%" style:text-line-through-style="none" style:text-line-through-type="none" style:font-name="Arial2" fo:font-size="15pt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TP hace posible que creando vlan en un switch difundirlo por los demás para ahorrar ese proceso</text:p>
      <text:p text:style-name="P1"><text:line-break/><text:bookmark text:name="docs-internal-guid-a9abdb78-7fff-5fc8-2c79-28ce31439c37"/><text:span text:style-name="T1">Configurar VTP en un switch</text:span></text:p>
      <text:p text:style-name="P2">server:</text:p>
      <text:list text:style-name="L1">
        <text:list-item>
          <text:p text:style-name="P3">enable</text:p>
        </text:list-item>
        <text:list-item>
          <text:p text:style-name="P3">configure terminal</text:p>
        </text:list-item>
        <text:list-item>
          <text:p text:style-name="P3">vtp mode server</text:p>
        </text:list-item>
        <text:list-item>
          <text:p text:style-name="P3">vtp domain &lt;dominio&gt;</text:p>
        </text:list-item>
        <text:list-item>
          <text:p text:style-name="P3">vtp password &lt;contraseña&gt;</text:p>
        </text:list-item>
        <text:list-item>
          <text:p text:style-name="P3">interface range &lt;rango_de_interfaces_con_sw_client&gt;</text:p>
        </text:list-item>
        <text:list-item>
          <text:p text:style-name="P3">switchport mode trunk</text:p>
        </text:list-item>
      </text:list>
      <text:p text:style-name="P4"/>
      <text:p text:style-name="P2">client-sw:</text:p>
      <text:list text:style-name="L2">
        <text:list-item>
          <text:p text:style-name="P5">enable</text:p>
        </text:list-item>
        <text:list-item>
          <text:p text:style-name="P5">configure terminal</text:p>
        </text:list-item>
        <text:list-item>
          <text:p text:style-name="P5">vtp mode client</text:p>
        </text:list-item>
        <text:list-item>
          <text:p text:style-name="P5">vtp domain &lt;dominio&gt;</text:p>
        </text:list-item>
        <text:list-item>
          <text:p text:style-name="P5">vtp password &lt;contraseña&gt;</text:p>
        </text:list-item>
        <text:list-item>
          <text:p text:style-name="P5">interface &lt;interfaz_conexion_server&gt;</text:p>
        </text:list-item>
        <text:list-item>
          <text:p text:style-name="P5">switchport mode trunk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3T21:54:24.740371000</meta:creation-date>
    <dc:date>2025-03-13T22:14:17.415304400</dc:date>
    <meta:editing-duration>PT9M41S</meta:editing-duration>
    <meta:editing-cycles>1</meta:editing-cycles>
    <meta:document-statistic meta:table-count="0" meta:image-count="0" meta:object-count="0" meta:page-count="1" meta:paragraph-count="18" meta:word-count="73" meta:character-count="452" meta:non-whitespace-character-count="410"/>
    <meta:generator>LibreOffice/25.2.1.2$Windows_X86_64 LibreOffice_project/d3abf4aee5fd705e4a92bba33a32f40bc4e56f49</meta:generator>
  </office:meta>
</office:document-meta>
</file>